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5.57cm"/>
    </style:style>
    <style:style style:name="co3" style:family="table-column">
      <style:table-column-properties fo:break-before="auto" style:column-width="7.364cm"/>
    </style:style>
    <style:style style:name="co4" style:family="table-column">
      <style:table-column-properties fo:break-before="auto" style:column-width="7.195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8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3399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Bitte eingenständig eintragen woran ihr gerade arbeitet.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Daniel</text:p>
          </table:table-cell>
          <table:table-cell table:style-name="ce3" office:value-type="string">
            <text:p>Robin</text:p>
          </table:table-cell>
          <table:table-cell table:style-name="ce4" office:value-type="string">
            <text:p>Tobi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PS Ultraschall- und Infrarot senden</text:p>
          </table:table-cell>
          <table:table-cell table:style-name="ce3" office:value-type="string">
            <text:p>testaufbau für das IMU board</text:p>
          </table:table-cell>
          <table:table-cell table:style-name="ce4" office:value-type="string">
            <text:p>Herstellung des Grundgerüsts aus Styropor</text:p>
          </table:table-cell>
          <table:table-cell table:number-columns-repeated="1021"/>
        </table:table-row>
        <table:table-row table:style-name="ro1" table:number-rows-repeated="5">
          <table:table-cell table:style-name="ce2"/>
          <table:table-cell table:style-name="ce3"/>
          <table:table-cell table:style-name="ce4"/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 number:country="GB">
      <number:text> - </number:text>
    </number:number-style>
    <number:text-style style:name="N5120" number:language="en" number:country="GB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1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GB">
      <number:text> £- </number:text>
    </number:number-style>
    <number:text-style style:name="N5121" number:language="en" number:country="GB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2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2" number:language="en" number:country="GB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23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23" number:language="en" number:country="GB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n" number:country="GB">
      <number:minutes number:style="long"/>
      <number:text>:</number:text>
      <number:seconds number:style="long"/>
    </number:time-style>
    <number:time-style style:name="N5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n" number:country="GB">
      <number:minutes number:style="long"/>
      <number:text>:</number:text>
      <number:seconds number:style="long" number:decimal-places="1"/>
    </number:time-style>
    <number:number-style style:name="N5127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ichalovics </dc:creator>
    <meta:creation-date>2014-05-09T09:49:27</meta:creation-date>
    <dc:date>2014-05-30T19:22:14</dc:date>
    <meta:generator>LibreOffice/3.5$Linux_X86_64 LibreOffice_project/350m1$Build-2</meta:generator>
    <meta:document-statistic meta:table-count="1" meta:cell-count="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